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19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864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已完成&quot;;&quot;未完成&quot;)" table:allow-empty-cell="true" table:display-list="unsorted" table:base-cell-address="Sheet2.D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17"/>
        <table:table-column table:style-name="co2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/>
          <table:table-cell table:style-name="ce7" table:number-columns-repeated="1018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《图解HTTP》完整彩色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1:31:02.039127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2T00:04:46.096458739</dc:date>
    <meta:editing-duration>PT6H10M30S</meta:editing-duration>
    <meta:editing-cycles>25</meta:editing-cycles>
    <meta:generator>LibreOffice/6.0.7.3$Linux_X86_64 LibreOffice_project/00m0$Build-3</meta:generator>
    <meta:document-statistic meta:table-count="2" meta:cell-count="605" meta:object-count="0"/>
  </office:meta>
</office:document-meta>
</file>